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Standard">
      <style:text-properties fo:language="pt" fo:country="BR" officeooo:rsid="0042f366" officeooo:paragraph-rsid="0042f366"/>
    </style:style>
    <style:style style:name="P6" style:family="paragraph" style:parent-style-name="Heading">
      <style:paragraph-properties fo:text-align="center" style:justify-single-word="false"/>
      <style:text-properties fo:language="pt" fo:country="BR" officeooo:rsid="0042f366" officeooo:paragraph-rsid="0042f366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9" style:family="paragraph" style:parent-style-name="Standard">
      <style:paragraph-properties fo:text-align="center" style:justify-single-word="false"/>
      <style:text-properties fo:language="pt" fo:country="BR"/>
    </style:style>
    <style:style style:name="P10" style:family="paragraph" style:parent-style-name="Body_20_Text_20_3">
      <style:paragraph-properties fo:text-align="center" style:justify-single-word="false"/>
      <style:text-properties fo:language="pt" fo:country="BR"/>
    </style:style>
    <style:style style:name="P11" style:family="paragraph" style:parent-style-name="Heading">
      <style:paragraph-properties fo:text-align="center" style:justify-single-word="false"/>
      <style:text-properties fo:language="pt" fo:country="BR" officeooo:rsid="000f5389" officeooo:paragraph-rsid="000f5389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pt" fo:country="BR" officeooo:rsid="004530d1" officeooo:paragraph-rsid="004530d1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pt" fo:country="BR" officeooo:rsid="00465bda" officeooo:paragraph-rsid="00465bda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pt" fo:country="BR" officeooo:rsid="00465bda" officeooo:paragraph-rsid="0046875b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pt" fo:country="BR" officeooo:rsid="0046875b" officeooo:paragraph-rsid="0046875b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Heading_20_1">
      <style:paragraph-properties fo:margin-left="0cm" fo:margin-right="0cm" fo:line-height="115%" fo:text-align="justify" style:justify-single-word="false" fo:text-indent="0cm" style:auto-text-indent="false"/>
      <style:text-properties fo:language="pt" fo:country="BR"/>
    </style:style>
    <style:style style:name="T1" style:family="text">
      <style:text-properties officeooo:rsid="000f5389"/>
    </style:style>
    <style:style style:name="T2" style:family="text">
      <style:text-properties officeooo:rsid="0042f366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font-name="Times New Roman1" officeooo:rsid="004106b4" style:font-name-asian="Symbol" style:font-name-complex="Symbol"/>
    </style:style>
    <style:style style:name="T5" style:family="text">
      <style:text-properties fo:language="pt" fo:country="BR"/>
    </style:style>
    <style:style style:name="T6" style:family="text">
      <style:text-properties officeooo:rsid="0046875b"/>
    </style:style>
    <style:style style:name="T7" style:family="text">
      <style:text-properties officeooo:rsid="004985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jeto Final em Engenharia de Computação 2</text:p>
      <text:p text:style-name="P6">Glossário</text:p>
      <text:p text:style-name="P10"/>
      <text:h text:style-name="P17" text:outline-level="1" text:is-list-header="true"/>
      <text:p text:style-name="P12">1. Sistema de software:</text:p>
      <text:p text:style-name="P12"/>
      <text:p text:style-name="P13">2. Requisitos Funcionais:</text:p>
      <text:p text:style-name="P14"><text:tab/>Declarações de serviços que o sistema deve fornecer, em como o sistema deve reagir a<text:line-break/>entradas específicas no sistema de software. Além de indicar como o sistema deve se comportar em determinadas situações. Em alguns casos, <text:span text:style-name="T6">esses </text:span>requisitos funcionais também podem explicitar o que o sistema não deve fazer ao receber uma entrada específica.</text:p>
      <text:p text:style-name="P14"/>
      <text:p text:style-name="P15">3. Engenharia de Software: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59cm" fo:margin-left="-0.191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style:min-row-height="0.501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 officeooo:rsid="0042f366" officeooo:paragraph-rsid="0042f366"/>
    </style:style>
    <style:style style:name="MP6" style:family="paragraph" style:parent-style-name="Standard">
      <style:text-properties fo:language="pt" fo:country="BR"/>
    </style:style>
    <style:style style:name="M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8" style:family="paragraph" style:parent-style-name="Standard">
      <style:paragraph-properties fo:text-align="center" style:justify-single-word="false"/>
      <style:text-properties fo:language="pt" fo:country="BR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officeooo:rsid="004985dc"/>
    </style:style>
    <style:style style:name="MT2" style:family="text">
      <style:text-properties officeooo:rsid="000f5389"/>
    </style:style>
    <style:style style:name="MT3" style:family="text">
      <style:text-properties officeooo:rsid="0042f366"/>
    </style:style>
    <style:style style:name="MT4" style:family="text">
      <style:text-properties style:font-name="Symbol" style:font-name-asian="Symbol" style:font-name-complex="Symbol"/>
    </style:style>
    <style:style style:name="MT5" style:family="text">
      <style:text-properties style:font-name="Times New Roman1" officeooo:rsid="004106b4" style:font-name-asian="Symbol" style:font-name-complex="Symbol"/>
    </style:style>
    <style:style style:name="MT6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3">Projeto Final em Engenharia de Computação 2</text:p>
            </table:table-cell>
            <table:table-cell table:style-name="Tabela7.A1" office:value-type="string">
              <text:p text:style-name="MP4"><text:s/></text:p>
            </table:table-cell>
          </table:table-row>
          <table:table-row table:style-name="Tabela7.1">
            <table:table-cell table:style-name="Tabela7.A1" office:value-type="string">
              <text:p text:style-name="MP5">Glossário</text:p>
            </table:table-cell>
            <table:table-cell table:style-name="Tabela7.A1" office:value-type="string">
              <text:p text:style-name="MP6"><text:s text:c="2"/>Date: <text:s/>&lt;<text:span text:style-name="MT1">02</text:span>/<text:span text:style-name="MT2">0</text:span><text:span text:style-name="MT1">9</text:span><text:span text:style-name="MT3">/</text:span><text:span text:style-name="MT2">2022</text:span>&gt;</text:p>
            </table:table-cell>
          </table:table-row>
        </table:table>
        <text:p text:style-name="MP1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7">Confidential</text:p>
            </table:table-cell>
            <table:table-cell table:style-name="Tabela6.A1" office:value-type="string">
              <text:p text:style-name="MP8"><text:span text:style-name="MT4"></text:span><text:span text:style-name="MT5">Mariana Sampaio</text:span>, <text:date style:data-style-name="N107" text:date-value="2022-09-02T16:20:42.369999946">2022</text:date></text:p>
            </table:table-cell>
            <table:table-cell table:style-name="Tabela6.A1" office:value-type="string">
              <text:p text:style-name="MP9"><text:span text:style-name="MT6">Page </text:span><text:span text:style-name="Page_20_Number"><text:span text:style-name="MT6"><text:page-number text:select-page="current">1</text:page-number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sion</dc:title>
    <dc:subject>&lt;Project Name&gt;</dc:subject>
    <meta:keyword/>
    <dc:description/>
    <meta:creation-date>2022-07-25T16:02:58.489000000</meta:creation-date>
    <dc:date>2022-09-02T16:20:42.079000000</dc:date>
    <meta:print-date>2001-03-15T14:26:00</meta:print-date>
    <meta:editing-cycles>48</meta:editing-cycles>
    <meta:editing-duration>PT1H43M9S</meta:editing-duration>
    <meta:generator>LibreOffice/7.2.7.2$Windows_X86_64 LibreOffice_project/8d71d29d553c0f7dcbfa38fbfda25ee34cce99a2</meta:generator>
    <meta:document-statistic meta:table-count="2" meta:image-count="0" meta:object-count="0" meta:page-count="1" meta:paragraph-count="13" meta:word-count="90" meta:character-count="581" meta:non-whitespace-character-count="499"/>
  </office:meta>
</office:document-meta>
</file>